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2pt" fo:language="ca" fo:country="ES" officeooo:rsid="00011fdf" officeooo:paragraph-rsid="00011fdf" style:font-size-asian="10.5pt" style:font-size-complex="12pt"/>
    </style:style>
    <style:style style:name="P2" style:family="paragraph" style:parent-style-name="Preformatted_20_Text" style:list-style-name="L1">
      <style:text-properties style:font-name="Arial" fo:font-size="12pt" fo:language="ca" fo:country="ES" officeooo:rsid="00011fdf" officeooo:paragraph-rsid="00011fdf" style:font-size-asian="10.5pt" style:font-size-complex="12pt"/>
    </style:style>
    <style:style style:name="P3" style:family="paragraph" style:parent-style-name="Preformatted_20_Text" style:list-style-name="L2">
      <style:text-properties style:font-name="Arial" fo:font-size="12pt" fo:language="ca" fo:country="ES" officeooo:rsid="00011fdf" officeooo:paragraph-rsid="00011fdf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m implementat:</text:p>
      <text:list xml:id="list4978190502799161263" text:style-name="L1">
        <text:list-item>
          <text:p text:style-name="P2">Tipus de usuaris (admin i recepcionista/no admin)</text:p>
        </text:list-item>
        <text:list-item>
          <text:p text:style-name="P2">MVC</text:p>
        </text:list-item>
        <text:list-item>
          <text:p text:style-name="P2">creació/modificació/busqueda/eliminació (CRUD) d’usuaris</text:p>
        </text:list-item>
        <text:list-item>
          <text:p text:style-name="P2">creació/modificació/busqueda/eliminació (CRUD) d’habitacions</text:p>
        </text:list-item>
        <text:list-item>
          <text:p text:style-name="P2">creació/modificació/busqueda/eliminació (CRUD) de productes</text:p>
        </text:list-item>
        <text:list-item>
          <text:p text:style-name="P2">creació/modificació/busqueda/eliminació (CRUD) de reserves</text:p>
        </text:list-item>
        <text:list-item>
          <text:p text:style-name="P2">vistes d’usuari, habitacions, productes, reserves</text:p>
        </text:list-item>
        <text:list-item>
          <text:p text:style-name="P2">conecxio a la base de dades</text:p>
        </text:list-item>
      </text:list>
      <text:p text:style-name="P1"/>
      <text:p text:style-name="P1">Pendent de implementar:</text:p>
      <text:list xml:id="list3088871580433964255" text:style-name="L2">
        <text:list-item>
          <text:p text:style-name="P3">Gestio d’errors en usuaris, habitacions, productes i alguns per a les reserves</text:p>
        </text:list-item>
        <text:list-item>
          <text:p text:style-name="P3">Autocompletar al seleccionar un objecte de la taula de sear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1:09:47.319023737</dc:date>
    <meta:editing-duration>PT4M45S</meta:editing-duration>
    <meta:editing-cycles>1</meta:editing-cycles>
    <meta:document-statistic meta:table-count="0" meta:image-count="0" meta:object-count="0" meta:page-count="1" meta:paragraph-count="12" meta:word-count="70" meta:character-count="549" meta:non-whitespace-character-count="501"/>
    <meta:generator>LibreOffice/5.1.6.2$Linux_X86_64 LibreOffice_project/10m0$Build-2</meta:generator>
  </office:meta>
</office:document-meta>
</file>